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7a4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7a4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كَوْثَ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70_4244071338"/><text:span text:style-name="T3"> </text:span><text:span text:style-name="T2">إِنَّآ أَعْطَيْنَـٰــكَ </text:span><text:span text:style-name="T5">۰</text:span><text:span text:style-name="T2">لْكَوْثَرَ </text:span><text:span text:style-name="T3">(1)</text:span><text:span text:style-name="T2"> فَصَلِّ لِرَبِّكَ وَانْحَـرۣؐ </text:span><text:span text:style-name="T3">(2)</text:span><text:span text:style-name="T2"> اِنَّ شَانِيؕكَ هُوَ </text:span><text:span text:style-name="T5">۰</text:span><text:span text:style-name="T2">لاَبْتَرُ </text:span><text:span text:style-name="T3">(3)</text:span><text:span text:style-name="T2"> </text:span><text:bookmark-end text:name="__DdeLink__1670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0:12.454247626</meta:creation-date>
    <dc:date>2025-03-06T08:46:30.959700835</dc:date>
    <meta:editing-duration>PT3M1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9" meta:character-count="105" meta:non-whitespace-character-count="87"/>
  </office:meta>
</office:document-meta>
</file>